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2782" svg:stroke-width="0.019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278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278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278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278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278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278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2789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3cm" fo:min-width="0.441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Dashed_20__28_var_29__20_2790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3cm" fo:min-width="0.321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2791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3cm" fo:min-width="0.436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2792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3cm" fo:min-width="0.459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stroke-dash="Dashed_20__28_var_29__20_2793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39cm" fo:padding-top="0cm" fo:padding-bottom="0cm" fo:padding-left="0cm" fo:padding-right="0cm" draw:shadow="hidden" draw:shadow-offset-x="0.3cm" draw:shadow-offset-y="0.3cm" draw:shadow-color="#808080"/>
    </style:style>
    <style:style style:name="gr13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279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279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4.332cm" svg:height="0.015cm" svg:x="8.342cm" svg:y="14.513cm" svg:viewBox="0 0 4333 16" svg:d="M0 0c210 24 422 13 634 14 205 1 410 0 617 0 218 0 435 0 654 0 211 0 422 0 634 0 228 0 458 0 688 0 185 0 374 0 562 0 179 0 363-14 544 0">
            <text:p/>
          </draw:path>
          <draw:line draw:style-name="gr2" draw:text-style-name="P2" draw:layer="layout" svg:x1="8.836cm" svg:y1="14.483cm" svg:x2="8.767cm" svg:y2="14.591cm">
            <text:p/>
          </draw:line>
          <draw:line draw:style-name="gr3" draw:text-style-name="P2" draw:layer="layout" svg:x1="12.055cm" svg:y1="14.483cm" svg:x2="12.055cm" svg:y2="14.591cm">
            <text:p/>
          </draw:line>
          <draw:ellipse draw:style-name="gr4" draw:text-style-name="P2" draw:layer="layout" svg:width="1.1cm" svg:height="0.87cm" svg:x="9.933cm" svg:y="14.121cm" draw:kind="arc" draw:start-angle="180" draw:end-angle="222.83">
            <text:p/>
          </draw:ellipse>
          <draw:ellipse draw:style-name="gr5" draw:text-style-name="P2" draw:layer="layout" svg:width="1.098cm" svg:height="0.872cm" svg:x="9.871cm" svg:y="13.932cm" draw:kind="arc" draw:start-angle="298.49" draw:end-angle="335.97">
            <text:p/>
          </draw:ellipse>
          <draw:line draw:style-name="gr6" draw:text-style-name="P2" draw:layer="layout" svg:x1="9.931cm" svg:y1="14.757cm" svg:x2="10.068cm" svg:y2="14.702cm">
            <text:p/>
          </draw:line>
          <draw:line draw:style-name="gr7" draw:text-style-name="P2" draw:layer="layout" svg:x1="10.74cm" svg:y1="14.617cm" svg:x2="10.877cm" svg:y2="14.725cm">
            <text:p/>
          </draw:line>
          <draw:frame draw:style-name="gr8" draw:text-style-name="P4" draw:layer="layout" svg:width="0.941cm" svg:height="0.68cm" svg:x="8.377cm" svg:y="13.941cm">
            <draw:text-box>
              <text:p text:style-name="P3"><text:span text:style-name="T1">F</text:span></text:p>
            </draw:text-box>
          </draw:frame>
          <draw:frame draw:style-name="gr9" draw:text-style-name="P4" draw:layer="layout" svg:width="0.821cm" svg:height="0.68cm" svg:x="10.137cm" svg:y="13.998cm">
            <draw:text-box>
              <text:p text:style-name="P3"><text:span text:style-name="T1">I</text:span></text:p>
            </draw:text-box>
          </draw:frame>
          <draw:frame draw:style-name="gr10" draw:text-style-name="P4" draw:layer="layout" svg:width="0.936cm" svg:height="0.68cm" svg:x="11.693cm" svg:y="13.989cm">
            <draw:text-box>
              <text:p text:style-name="P3"><text:span text:style-name="T1">L</text:span></text:p>
            </draw:text-box>
          </draw:frame>
          <draw:frame draw:style-name="gr11" draw:text-style-name="P4" draw:layer="layout" svg:width="0.959cm" svg:height="0.68cm" svg:x="9.451cm" svg:y="15.056cm">
            <draw:text-box>
              <text:p text:style-name="P3"><text:span text:style-name="T1">T</text:span></text:p>
            </draw:text-box>
          </draw:frame>
          <draw:frame draw:style-name="gr12" draw:text-style-name="P4" draw:layer="layout" svg:width="0.239cm" svg:height="0.38cm" svg:x="11.169cm" svg:y="15.042cm">
            <draw:text-box>
              <text:p text:style-name="P3"><text:span text:style-name="T1">S</text:span></text:p>
            </draw:text-box>
          </draw:frame>
          <draw:path draw:style-name="gr13" draw:text-style-name="P5" draw:layer="layout" svg:width="0.034cm" svg:height="1.082cm" draw:transform="rotate (2.25967778255706) translate (9.66899107256619cm 15.2312945373478cm)" svg:viewBox="0 0 35 1083" svg:d="M7 1083c20-49-18-95-4-142 14-46 11-93 9-139s0-93 0-138c0-48 23-92 23-138 0-48-10-90-19-139-9-47-5-98 5-143 11-50-19-91-5-138l5-46v-46l-9-14">
            <text:p/>
          </draw:path>
          <draw:path draw:style-name="gr13" draw:text-style-name="P5" draw:layer="layout" svg:width="0.034cm" svg:height="1.082cm" draw:transform="skewX (-0.00209439510239322) rotate (-2.45480559293002) translate (11.1886645702293cm 15.3731698815393cm)" svg:viewBox="0 0 35 1083" svg:d="M7 1083c20-49-18-95-4-142 14-46 11-93 9-139s0-93 0-138c0-48 23-92 23-138 0-48-10-90-19-139-9-47-5-98 5-143 11-50-19-91-5-138l5-46v-46l-9-14">
            <text:p/>
          </draw:path>
          <draw:path draw:style-name="gr13" draw:text-style-name="P5" draw:layer="layout" svg:width="0.003cm" svg:height="0.14cm" draw:transform="skewX (0.0893608577021095) rotate (-0.513650398861931) translate (10.5621089348183cm 14.6234847927722cm)" svg:viewBox="0 0 4 141" svg:d="M1 141c3-6-2-12-1-18 2-6 2-12 2-18s-1-12-1-18 3-12 3-18-1-12-2-18-1-13 0-19c2-6-2-12 0-18v-6-6l-1-2">
            <text:p/>
          </draw:path>
          <draw:path draw:style-name="gr13" draw:text-style-name="P5" draw:layer="layout" svg:width="0.004cm" svg:height="0.14cm" draw:transform="skewX (0.0886627260013119) rotate (1.06657070589373) translate (10.3628953669596cm 14.6618695769766cm)" svg:viewBox="0 0 5 141" svg:d="M1 141c3-6-2-12-1-18 2-6 2-12 2-18s0-12 0-18c0-7 3-12 3-18s-2-12-3-18c-1-7-1-13 0-19s-3-12-1-18l1-6v-6l-1-2">
            <text:p/>
          </draw:path>
          <draw:line draw:style-name="gr14" draw:text-style-name="P2" draw:layer="layout" svg:x1="9.744cm" svg:y1="15.052cm" svg:x2="9.827cm" svg:y2="15.158cm">
            <text:p/>
          </draw:line>
          <draw:line draw:style-name="gr15" draw:text-style-name="P2" draw:layer="layout" svg:x1="11.121cm" svg:y1="15.227cm" svg:x2="11.029cm" svg:y2="15.3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782" draw:display-name="Dashed (var) 2782" draw:style="rect" draw:dots1="1" draw:dots1-length="0.006cm" draw:dots2="1" draw:dots2-length="0.006cm" draw:distance="0.006cm"/>
    <draw:stroke-dash draw:name="Dashed_20__28_var_29__20_2783" draw:display-name="Dashed (var) 2783" draw:style="rect" draw:dots1="1" draw:dots1-length="0.006cm" draw:dots2="1" draw:dots2-length="0.006cm" draw:distance="0.006cm"/>
    <draw:stroke-dash draw:name="Dashed_20__28_var_29__20_2784" draw:display-name="Dashed (var) 2784" draw:style="rect" draw:dots1="1" draw:dots1-length="0.006cm" draw:dots2="1" draw:dots2-length="0.006cm" draw:distance="0.006cm"/>
    <draw:stroke-dash draw:name="Dashed_20__28_var_29__20_2785" draw:display-name="Dashed (var) 2785" draw:style="rect" draw:dots1="1" draw:dots1-length="0.006cm" draw:dots2="1" draw:dots2-length="0.006cm" draw:distance="0.006cm"/>
    <draw:stroke-dash draw:name="Dashed_20__28_var_29__20_2786" draw:display-name="Dashed (var) 2786" draw:style="rect" draw:dots1="1" draw:dots1-length="0.006cm" draw:dots2="1" draw:dots2-length="0.006cm" draw:distance="0.006cm"/>
    <draw:stroke-dash draw:name="Dashed_20__28_var_29__20_2787" draw:display-name="Dashed (var) 2787" draw:style="rect" draw:dots1="1" draw:dots1-length="0.006cm" draw:dots2="1" draw:dots2-length="0.006cm" draw:distance="0.006cm"/>
    <draw:stroke-dash draw:name="Dashed_20__28_var_29__20_2788" draw:display-name="Dashed (var) 2788" draw:style="rect" draw:dots1="1" draw:dots1-length="0.006cm" draw:dots2="1" draw:dots2-length="0.006cm" draw:distance="0.006cm"/>
    <draw:stroke-dash draw:name="Dashed_20__28_var_29__20_2789" draw:display-name="Dashed (var) 2789" draw:style="rect" draw:dots1="1" draw:dots1-length="0.006cm" draw:dots2="1" draw:dots2-length="0.006cm" draw:distance="0.006cm"/>
    <draw:stroke-dash draw:name="Dashed_20__28_var_29__20_2790" draw:display-name="Dashed (var) 2790" draw:style="rect" draw:dots1="1" draw:dots1-length="0.006cm" draw:dots2="1" draw:dots2-length="0.006cm" draw:distance="0.006cm"/>
    <draw:stroke-dash draw:name="Dashed_20__28_var_29__20_2791" draw:display-name="Dashed (var) 2791" draw:style="rect" draw:dots1="1" draw:dots1-length="0.006cm" draw:dots2="1" draw:dots2-length="0.006cm" draw:distance="0.006cm"/>
    <draw:stroke-dash draw:name="Dashed_20__28_var_29__20_2792" draw:display-name="Dashed (var) 2792" draw:style="rect" draw:dots1="1" draw:dots1-length="0.006cm" draw:dots2="1" draw:dots2-length="0.006cm" draw:distance="0.006cm"/>
    <draw:stroke-dash draw:name="Dashed_20__28_var_29__20_2793" draw:display-name="Dashed (var) 2793" draw:style="rect" draw:dots1="1" draw:dots1-length="0.006cm" draw:dots2="1" draw:dots2-length="0.006cm" draw:distance="0.006cm"/>
    <draw:stroke-dash draw:name="Dashed_20__28_var_29__20_2794" draw:display-name="Dashed (var) 2794" draw:style="rect" draw:dots1="1" draw:dots1-length="0.006cm" draw:dots2="1" draw:dots2-length="0.006cm" draw:distance="0.006cm"/>
    <draw:stroke-dash draw:name="Dashed_20__28_var_29__20_2795" draw:display-name="Dashed (var) 2795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18:41.985618884</meta:creation-date>
    <dc:date>2018-02-09T16:19:01.733161911</dc:date>
    <meta:editing-duration>PT20S</meta:editing-duration>
    <meta:editing-cycles>1</meta:editing-cycles>
    <meta:document-statistic meta:object-count="19"/>
    <meta:generator>LibreOffice/6.0.0.3$MacOSX_X86_64 LibreOffice_project/64a0f66915f38c6217de274f0aa8e15618924765</meta:generator>
  </office:meta>
</office:document-meta>
</file>